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co2" style:family="table-column">
      <style:table-column-properties fo:break-before="auto" style:column-width="0.389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8283in" svg:height="6.6531in" svg:x="0.1823in" svg:y="0.5634in">
            <draw:object draw:notify-on-update-of-ranges="Sheet1.A1:Sheet1.A1 Sheet1.B1:Sheet1.Q1 Sheet1.A2:Sheet1.A2 Sheet1.B2:Sheet1.Q2 Sheet1.A1:Sheet1.A1 Sheet1.B1:Sheet1.Q1 Sheet1.A3:Sheet1.A3 Sheet1.B3:Sheet1.Q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row table:style-name="ro1">
          <table:table-cell office:value-type="string">
            <text:p>DC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VG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38">
            <text:p>0.38</text:p>
          </table:table-cell>
          <table:table-cell office:value-type="float" office:value="0.47">
            <text:p>0.47</text:p>
          </table:table-cell>
          <table:table-cell office:value-type="float" office:value="0.58">
            <text:p>0.58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VD</text:p>
          </table:table-cell>
          <table:table-cell table:number-columns-repeated="4"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</table:table-row>
        <table:table-row table:style-name="ro1" table:number-rows-repeated="104856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1:11:12</dc:date>
    <dc:creator>Matthieu Pizenberg</dc:creator>
    <meta:document-statistic meta:table-count="1" meta:cell-count="51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45cm" svg:height="16.9cm" xlink:href=".." xlink:type="simple" chart:class="chart:scatter" chart:style-name="ch1">
        <chart:legend chart:legend-position="end" svg:x="28.787cm" svg:y="7.902cm" style:legend-expansion="high" chart:style-name="ch2"/>
        <chart:plot-area chart:style-name="ch3" table:cell-range-address="Sheet1.A1:Sheet1.Q3" chart:data-source-has-labels="column" svg:x="1.05cm" svg:y="1.487cm" svg:width="26.537cm" svg:height="14.655cm">
          <chartooo:coordinate-region svg:x="1.777cm" svg:y="1.687cm" svg:width="25.531cm" svg:height="13.8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Q2" chart:label-cell-address="Sheet1.A2:Sheet1.A2" chart:class="chart:scatter">
            <chart:domain table:cell-range-address="Sheet1.B1:Sheet1.Q1"/>
            <chart:data-point chart:repeated="16"/>
          </chart:series>
          <chart:series chart:style-name="ch7" chart:values-cell-range-address="Sheet1.B3:Sheet1.Q3" chart:label-cell-address="Sheet1.A3:Sheet1.A3" chart:class="chart:scatte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1.B1:Sheet1.Q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VG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Q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">
                <text:p>0.2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47">
                <text:p>0.47</text:p>
              </table:table-cell>
              <table:table-cell office:value-type="float" office:value="0.58">
                <text:p>0.58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VD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Q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23">
                <text:p>0.23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  <table:table-cell office:value-type="float" office:value="0.36">
                <text:p>0.36</text:p>
              </table:table-cell>
              <table:table-cell office:value-type="float" office:value="0.48">
                <text:p>0.48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